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2" svg:width="6.0272in" svg:height="4.1075in" svg:x="0.7587in" svg:y="4.715in">
            <draw:object draw:notify-on-update-of-ranges="Planilha1.A3:Planilha1.A18 Planilha1.B1:Planilha1.B2 Planilha1.B3:Planilha1.B18" xlink:href="./Object 1" xlink:type="simple" xlink:show="embed" xlink:actuate="onLoad">
              <loext:p text:style-name="P1">‘</loext:p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5.3114in" svg:height="4.4008in" svg:x="10.9917in" svg:y="3.9039in">
            <draw:object draw:notify-on-update-of-ranges="Planilha1.D3:Planilha1.D18 Planilha1.E1:Planilha1.E2 Planilha1.E3:Planilha1.E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2" svg:width="3.7665in" svg:height="2.6429in" svg:x="15.3394in" svg:y="1.063in">
            <draw:object draw:notify-on-update-of-ranges="Planilha1.G3:Planilha1.G18 Planilha1.H1:Planilha1.H2 Planilha1.H3:Planilha1.H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eração Chave</text:p>
          </table:table-cell>
          <table:table-cell table:style-name="ce2"/>
          <table:table-cell/>
          <table:table-cell office:value-type="string" calcext:value-type="string">
            <text:p>Criptografia</text:p>
          </table:table-cell>
          <table:table-cell table:style-name="ce2"/>
          <table:table-cell/>
          <table:table-cell office:value-type="string" calcext:value-type="string">
            <text:p>Descriptografia</text:p>
          </table:table-cell>
          <table:table-cell table:style-name="ce2"/>
          <table:table-cell/>
          <table:table-cell office:value-type="string" calcext:value-type="string">
            <text:p>Quebra de chave</text:p>
          </table:table-cell>
          <table:table-cell table:style-name="ce2"/>
          <table:table-cell/>
          <table:table-cell table:style-name="ce1" office:value-type="string" calcext:value-type="string">
            <text:p>Quebra de chave</text:p>
          </table:table-cell>
          <table:table-cell table:style-name="ce2"/>
        </table:table-row>
        <table:table-row table:style-name="ro2">
          <table:table-cell office:value-type="string" calcext:value-type="string">
            <text:p>tamanho(bits)</text:p>
          </table:table-cell>
          <table:table-cell office:value-type="string" calcext:value-type="string">
            <text:p>tempo (s)</text:p>
          </table:table-cell>
          <table:table-cell/>
          <table:table-cell office:value-type="string" calcext:value-type="string">
            <text:p>tamanho(bits)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tamanho(bits)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tamanho (bits)</text:p>
          </table:table-cell>
          <table:table-cell office:value-type="string" calcext:value-type="string">
            <text:p>tempo (s)</text:p>
          </table:table-cell>
          <table:table-cell/>
          <table:table-cell table:style-name="ce1" office:value-type="string" calcext:value-type="string">
            <text:p>tamanho (bits)</text:p>
          </table:table-cell>
          <table:table-cell table:style-name="ce1" office:value-type="string" calcext:value-type="string">
            <text:p>tempo (s)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51" calcext:value-type="float">
            <text:p>0.51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42" calcext:value-type="float">
            <text:p>0.42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03" calcext:value-type="float">
            <text:p>1.0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.12" calcext:value-type="float">
            <text:p>2.12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.17" calcext:value-type="float">
            <text:p>3.1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.31" calcext:value-type="float">
            <text:p>7.31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.73" calcext:value-type="float">
            <text:p>5.7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.28" calcext:value-type="float">
            <text:p>16.28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.17" calcext:value-type="float">
            <text:p>34.1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3.9" calcext:value-type="float">
            <text:p>13.9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.07" calcext:value-type="float">
            <text:p>12.0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8.49" calcext:value-type="float">
            <text:p>108.49</text:p>
          </table:table-cell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2.28" calcext:value-type="float">
            <text:p>82.2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0.42" calcext:value-type="float">
            <text:p>90.42</text:p>
          </table:table-cell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8.2" calcext:value-type="float">
            <text:p>68.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41.62" calcext:value-type="float">
            <text:p>141.62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60.27" calcext:value-type="float">
            <text:p>560.27</text:p>
          </table:table-cell>
          <table:table-cell table:number-columns-repeated="3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83.99" calcext:value-type="float">
            <text:p>583.99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float" office:value="24" calcext:value-type="float">
            <text:p>24</text:p>
          </table:table-cell>
          <table:table-cell office:value-type="float" office:value="1454.96" calcext:value-type="float">
            <text:p>1454.96</text:p>
          </table:table-cell>
          <table:table-cell table:number-columns-repeated="3"/>
        </table:table-row>
      </table:table>
      <table:table table:name="Planilha2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7">00/00/0000</text:date>, <text:time style:data-style-name="N2" text:time-value="11:38:45.2209719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6T12:43:52.937683906</meta:creation-date>
    <dc:date>2022-07-17T19:47:54.061335718</dc:date>
    <meta:editing-duration>PT5H8M33S</meta:editing-duration>
    <meta:editing-cycles>2</meta:editing-cycles>
    <meta:generator>LibreOffice/6.4.7.2$Linux_X86_64 LibreOffice_project/40$Build-2</meta:generator>
    <meta:document-statistic meta:table-count="2" meta:cell-count="17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6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1cm" svg:height="10.434cm" xlink:href=".." xlink:type="simple" chart:class="chart:scatter" chart:style-name="ch1">
        <chart:title svg:x="5.72cm" svg:y="0.344cm" chart:style-name="ch2">
          <text:p>Geração de Chave</text:p>
        </chart:title>
        <chart:legend chart:legend-position="end" svg:x="12.405cm" svg:y="4.918cm" style:legend-expansion="high" chart:style-name="ch3"/>
        <chart:plot-area chart:style-name="ch4" table:cell-range-address="Planilha1.A3:Planilha1.B18 Planilha1.B1:Planilha1.B2" chart:data-source-has-labels="row" svg:x="1.317cm" svg:y="1.331cm" svg:width="10.782cm" svg:height="7.914cm">
          <chartooo:coordinate-region svg:x="2.044cm" svg:y="1.331cm" svg:width="9.914cm" svg:height="6.66cm"/>
          <chart:axis chart:dimension="x" chart:name="primary-x" chart:style-name="ch5">
            <chart:title svg:x="5.659cm" svg:y="9.453cm" chart:style-name="ch6">
              <text:p>tamanho(bits)</text:p>
            </chart:title>
            <chart:grid chart:style-name="ch7" chart:class="major"/>
          </chart:axis>
          <chart:axis chart:dimension="y" chart:name="primary-y" chart:style-name="ch8">
            <chart:title svg:x="0.451cm" svg:y="5.98cm" chart:style-name="ch9">
              <text:p>tempo(s)</text:p>
            </chart:title>
            <chart:grid chart:style-name="ch7" chart:class="major"/>
          </chart:axis>
          <chart:series chart:style-name="ch10" chart:values-cell-range-address="Planilha1.B3:Planilha1.B18" chart:label-cell-address="Planilha1.B1:Planilha1.B2" chart:class="chart:scatter">
            <chart:domain table:cell-range-address="Planilha1.A3:Planilha1.A18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empo (s)</text:p>
                <text:list>
                  <text:list-item>
                    <text:p/>
                  </text:list-item>
                  <text:list-item>
                    <text:p>tempo (s)</text:p>
                  </text:list-item>
                </text:list>
                <draw:g>
                  <svg:desc>Planilha1.B1:Planilha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Planilha1.A3:Planilha1.A18</svg:desc>
                </draw:g>
              </table:table-cell>
              <table:table-cell office:value-type="float" office:value="0.02">
                <text:p>0.02</text:p>
                <draw:g>
                  <svg:desc>Planilha1.B3:Planilha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">
                <text:p>19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">
                <text:p>3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4">
                <text:p>38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8">
                <text:p>44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6">
                <text:p>57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0">
                <text:p>6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4">
                <text:p>70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8">
                <text:p>76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2">
                <text:p>83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6">
                <text:p>89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0">
                <text:p>96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4">
                <text:p>1024</text:p>
              </table:table-cell>
              <table:table-cell office:value-type="float" office:value="0.96">
                <text:p>0.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6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92cm" svg:height="11.179cm" xlink:href=".." xlink:type="simple" chart:class="chart:scatter" chart:style-name="ch1">
        <chart:title svg:x="5.134cm" svg:y="0.043cm" chart:style-name="ch2">
          <text:p>Criptografia</text:p>
        </chart:title>
        <chart:legend chart:legend-position="end" svg:x="11.089cm" svg:y="5.29cm" style:legend-expansion="high" chart:style-name="ch3"/>
        <chart:plot-area chart:style-name="ch4" table:cell-range-address="Planilha1.D3:Planilha1.E18 Planilha1.E1:Planilha1.E2" chart:data-source-has-labels="row" svg:x="1.28cm" svg:y="1.361cm" svg:width="9.54cm" svg:height="8.614cm">
          <chartooo:coordinate-region svg:x="2.192cm" svg:y="1.361cm" svg:width="8.628cm" svg:height="7.361cm"/>
          <chart:axis chart:dimension="x" chart:name="primary-x" chart:style-name="ch5">
            <chart:title svg:x="4.961cm" svg:y="10.198cm" chart:style-name="ch6">
              <text:p>tamanho (bits)</text:p>
            </chart:title>
            <chart:grid chart:style-name="ch7" chart:class="major"/>
          </chart:axis>
          <chart:axis chart:dimension="y" chart:name="primary-y" chart:style-name="ch8">
            <chart:title svg:x="0.451cm" svg:y="6.4cm" chart:style-name="ch9">
              <text:p>tempo (s)</text:p>
            </chart:title>
            <chart:grid chart:style-name="ch7" chart:class="major"/>
          </chart:axis>
          <chart:series chart:style-name="ch10" chart:values-cell-range-address="Planilha1.E3:Planilha1.E18" chart:label-cell-address="Planilha1.E1:Planilha1.E2" chart:class="chart:scatter">
            <chart:domain table:cell-range-address="Planilha1.D3:Planilha1.D18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tempo</text:p>
                <text:list>
                  <text:list-item>
                    <text:p/>
                  </text:list-item>
                  <text:list-item>
                    <text:p>tempo</text:p>
                  </text:list-item>
                </text:list>
                <draw:g>
                  <svg:desc>Planilha1.E1:Planilha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Planilha1.D3:Planilha1.D18</svg:desc>
                </draw:g>
              </table:table-cell>
              <table:table-cell office:value-type="float" office:value="0.01">
                <text:p>0.01</text:p>
                <draw:g>
                  <svg:desc>Planilha1.E3:Planilha1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">
                <text:p>19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">
                <text:p>32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4">
                <text:p>38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6">
                <text:p>5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4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8">
                <text:p>76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2">
                <text:p>83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6">
                <text:p>8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0">
                <text:p>9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4">
                <text:p>1024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6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568cm" svg:height="6.714cm" xlink:href=".." xlink:type="simple" chart:class="chart:scatter" chart:style-name="ch1">
        <chart:title svg:x="3.193cm" svg:y="0.27cm" chart:style-name="ch2">
          <text:p>Descriptografia</text:p>
        </chart:title>
        <chart:legend chart:legend-position="end" svg:x="7.165cm" svg:y="3.058cm" style:legend-expansion="high" chart:style-name="ch3"/>
        <chart:plot-area chart:style-name="ch4" table:cell-range-address="Planilha1.G3:Planilha1.H18 Planilha1.H1:Planilha1.H2" chart:data-source-has-labels="row" svg:x="1.202cm" svg:y="1.183cm" svg:width="5.772cm" svg:height="4.416cm">
          <chartooo:coordinate-region svg:x="2.3cm" svg:y="1.304cm" svg:width="4.674cm" svg:height="3.293cm"/>
          <chart:axis chart:dimension="x" chart:name="primary-x" chart:style-name="ch5">
            <chart:title svg:x="2.999cm" svg:y="5.733cm" chart:style-name="ch6">
              <text:p>tamanho (bits)</text:p>
            </chart:title>
            <chart:grid chart:style-name="ch7" chart:class="major"/>
          </chart:axis>
          <chart:axis chart:dimension="y" chart:name="primary-y" chart:style-name="ch8">
            <chart:title svg:x="0.451cm" svg:y="4.123cm" chart:style-name="ch9">
              <text:p>tempo (s)</text:p>
            </chart:title>
            <chart:grid chart:style-name="ch7" chart:class="major"/>
          </chart:axis>
          <chart:series chart:style-name="ch10" chart:values-cell-range-address="Planilha1.H3:Planilha1.H18" chart:label-cell-address="Planilha1.H1:Planilha1.H2" chart:class="chart:scatter">
            <chart:domain table:cell-range-address="Planilha1.G3:Planilha1.G18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tempo</text:p>
                <text:list>
                  <text:list-item>
                    <text:p/>
                  </text:list-item>
                  <text:list-item>
                    <text:p>tempo</text:p>
                  </text:list-item>
                </text:list>
                <draw:g>
                  <svg:desc>Planilha1.H1:Planilha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Planilha1.G3:Planilha1.G18</svg:desc>
                </draw:g>
              </table:table-cell>
              <table:table-cell office:value-type="float" office:value="0.01">
                <text:p>0.01</text:p>
                <draw:g>
                  <svg:desc>Planilha1.H3:Planilha1.H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">
                <text:p>19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">
                <text:p>32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4">
                <text:p>38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6">
                <text:p>5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0">
                <text:p>64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4">
                <text:p>7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8">
                <text:p>76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2">
                <text:p>83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6">
                <text:p>8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0">
                <text:p>9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4">
                <text:p>1024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